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390d"/>
    </style:style>
    <style:style style:name="P2" style:family="paragraph" style:parent-style-name="Standard">
      <style:text-properties officeooo:rsid="000c390d" officeooo:paragraph-rsid="000c390d"/>
    </style:style>
    <style:style style:name="P3" style:family="paragraph" style:parent-style-name="Standard">
      <style:text-properties officeooo:rsid="000c390d" officeooo:paragraph-rsid="000c53bc"/>
    </style:style>
    <style:style style:name="T1" style:family="text">
      <style:text-properties officeooo:rsid="000c53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rt content</text:p>
      <text:p text:style-name="P1">&lt;&lt;REPLACEME1&gt;&gt;</text:p>
      <text:p text:style-name="P2">&lt;&lt;REPLACEME2&gt;&gt;</text:p>
      <text:p text:style-name="P3"><text:span text:style-name="T1">More</text:span> content</text:p>
      <text:p text:style-name="P3">&lt;&lt;REPLACEME2&gt;&gt;</text:p>
      <text:p text:style-name="P3"><text:span text:style-name="T1">End cont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9:49:31</meta:creation-date>
    <dc:date>2014-11-11T20:21:11</dc:date>
    <meta:editing-duration>P0D</meta:editing-duration>
    <meta:editing-cycles>2</meta:editing-cycles>
    <meta:generator>LibreOffice/4.0.1.2$MacOSX_x86 LibreOffice_project/84102822e3d61eb989ddd325abf1ac077904985</meta:generator>
    <meta:document-statistic meta:table-count="0" meta:image-count="0" meta:object-count="0" meta:page-count="1" meta:paragraph-count="6" meta:word-count="9" meta:character-count="78" meta:non-whitespace-character-count="75"/>
  </office:meta>
</office:document-meta>
</file>